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6" style:family="paragraph" style:parent-style-name="Texto_20_tabela">
      <style:paragraph-properties fo:text-align="center" style:justify-single-word="false" style:snap-to-layout-grid="false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291aa" officeooo:paragraph-rsid="001291aa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2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25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27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2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2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4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5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6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fa0e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officeooo:rsid="0015e7b6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0cf120" style:font-name-asian="Times New Roman" style:font-size-asian="10pt"/>
    </style:style>
    <style:style style:name="T17" style:family="text">
      <style:text-properties fo:font-size="10pt" officeooo:rsid="000f583d" style:font-name-asian="Times New Roman" style:font-size-asian="10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0f583d" style:font-size-asian="10pt"/>
    </style:style>
    <style:style style:name="T20" style:family="text">
      <style:text-properties officeooo:rsid="000927e4"/>
    </style:style>
    <style:style style:name="T21" style:family="text">
      <style:text-properties officeooo:rsid="000b135c"/>
    </style:style>
    <style:style style:name="T22" style:family="text">
      <style:text-properties officeooo:rsid="000cf120"/>
    </style:style>
    <style:style style:name="T23" style:family="text">
      <style:text-properties officeooo:rsid="0010f53c"/>
    </style:style>
    <style:style style:name="T24" style:family="text">
      <style:text-properties officeooo:rsid="00177b8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GRH</text:span> – Gestão de <text:span text:style-name="T4">Recursos Humanos</text:span></text:p>
      <text:p text:style-name="P8"/>
      <text:p text:style-name="P7">Documento de Especificação de Caso de Uso</text:p>
      <text:p text:style-name="P7"/>
      <text:p text:style-name="P26">UC<text:span text:style-name="T24">23</text:span> – <text:span text:style-name="T20">Submeter Relatório do Estágio</text:span></text:p>
      <text:p text:style-name="P9"/>
      <text:p text:style-name="P9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20">25/09</text:span>/2015</text:p>
          </table:table-cell>
          <table:table-cell table:style-name="Tabela1.A1" office:value-type="string">
            <text:p text:style-name="P16">1.0</text:p>
          </table:table-cell>
          <table:table-cell table:style-name="Tabela1.A1" office:value-type="string">
            <text:p text:style-name="P19">Rayson Santos de Lima</text:p>
          </table:table-cell>
          <table:table-cell table:style-name="Tabela1.D1" office:value-type="string">
            <text:p text:style-name="P23">Criação do documento</text:p>
          </table:table-cell>
        </table:table-row>
        <table:table-row table:style-name="Tabela1.1"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A3" office:value-type="string">
            <text:p text:style-name="P18"/>
          </table:table-cell>
          <table:table-cell table:style-name="Tabela1.D3" office:value-type="string">
            <text:p text:style-name="P24"/>
          </table:table-cell>
        </table:table-row>
        <table:table-row table:style-name="Tabela1.1"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D3" office:value-type="string">
            <text:p text:style-name="P23"/>
          </table:table-cell>
        </table:table-row>
      </table:table>
      <text:section text:style-name="Sect1" text:name="Seção1">
        <text:list xml:id="list7899236428641117239" text:style-name="WW8Num2">
          <text:list-item>
            <text:h text:style-name="P33" text:outline-level="1"><text:bookmark-start text:name="_Ref418497390"/><text:bookmark-start text:name="_Ref439573339"/>CASOS DE USO: <text:span text:style-name="T20">SUBMETER RELATÓRIO DO ESTÁGIO</text:span></text:h>
            <text:list>
              <text:list-item>
                <text:h text:style-name="P34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2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</text:span></text:span><text:span text:style-name="Fonte_20_parág._20_padrão"><text:span text:style-name="T7">relatório do estágio </text:span></text:span><text:span text:style-name="Fonte_20_parág._20_padrão"><text:span text:style-name="T6">no sistema.</text:span></text:span></text:p>
        <text:list xml:id="list120332554178253" text:continue-numbering="true" text:style-name="WW8Num2">
          <text:list-item>
            <text:list>
              <text:list-item>
                <text:h text:style-name="P3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1">Estagiário.</text:span></text:p>
        <text:list xml:id="list120332554157867" text:continue-numbering="true" text:style-name="WW8Num2">
          <text:list-item>
            <text:list>
              <text:list-item>
                <text:h text:style-name="P35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Estagiário seleciona a opção “Documentação do Estágio”</text:span></text:p>
        <text:p text:style-name="P3">2.<text:tab/><text:span text:style-name="T21">Sistema exibe o campo de submissão do documento de Relatório do Estagiário</text:span></text:p>
        <text:p text:style-name="P4"><text:tab/>- <text:span text:style-name="T21">Sistema exibe um modelo do relatório do estagio</text:span></text:p>
        <text:p text:style-name="P4"><text:tab/>- <text:span text:style-name="T22">Sistema exibe marcos e prazos para a entrega do Relatório do Estagio </text:span></text:p>
        <text:p text:style-name="P2">3.<text:tab/><text:span text:style-name="T22">Estagiário seleciona a opção para anexa o arquivo</text:span></text:p>
        <text:p text:style-name="P5">4.<text:tab/>Estagiário seleciona arquivo a ser submetido</text:p>
        <text:p text:style-name="P5">5.<text:tab/>Estagiário confirma a operação</text:p>
        <text:p text:style-name="P6">6.<text:tab/>Sistema registra data e hora da última submissão</text:p>
        <text:p text:style-name="P2"/>
        <text:p text:style-name="P15"><text:span text:style-name="T8">1.</text:span><text:span text:style-name="T9">4</text:span><text:span text:style-name="T8"><text:tab/>Fluxos </text:span><text:span text:style-name="T10">Alternativos </text:span></text:p>
        <text:p text:style-name="P14"><text:tab/>Não se aplica</text:p>
        <text:p text:style-name="P13"/>
        <text:p text:style-name="P15"><text:span text:style-name="T8">1.</text:span><text:span text:style-name="T10">5</text:span><text:span text:style-name="T8"><text:tab/>Fluxos de Exceção</text:span></text:p>
        <text:p text:style-name="P10"><text:soft-page-break/></text:p>
        <text:list xml:id="list494391391038753015" text:style-name="L1">
          <text:list-header>
            <text:p text:style-name="P29"><text:span text:style-name="T15">1.</text:span><text:span text:style-name="T17">6</text:span><text:span text:style-name="T12"> <text:tab/></text:span><text:span text:style-name="T13">Pré-Condições</text:span></text:p>
          </text:list-header>
        </text:list>
        <text:p text:style-name="P11">Usuário Autenticado</text:p>
        <text:p text:style-name="P11">Para que o caso de uso seja iniciado é necessário que o usuário esteja autenticando no sistema e possua permissão de acesso a esta funcionalidade</text:p>
        <text:p text:style-name="P12"/>
        <text:list xml:id="list120332554181862" text:continue-numbering="true" text:style-name="L1">
          <text:list-header>
            <text:p text:style-name="P30"><text:span text:style-name="T14">1.</text:span><text:span text:style-name="T16">6</text:span><text:span text:style-name="T14"> </text:span><text:span text:style-name="T11"><text:tab/>Pós-Condições</text:span></text:p>
            <text:p text:style-name="P31">Documento de plano de estagiário salvos no sistema</text:p>
            <text:p text:style-name="P31"/>
            <text:p text:style-name="P27"><text:span text:style-name="T18">1.</text:span><text:span text:style-name="T19">7</text:span><text:span text:style-name="T18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3">Regras De Negócio</text:span></text:p>
            <text:list>
              <text:list-item>
                <text:list>
                  <text:list-item>
                    <text:p text:style-name="P28">Aplicar regra RN0001</text:p>
                    <text:p text:style-name="P32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2:03:32.425000000</dc:date>
    <meta:print-date>2007-05-07T23:41:00</meta:print-date>
    <meta:editing-cycles>22</meta:editing-cycles>
    <meta:editing-duration>PT1H7M30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6" meta:word-count="204" meta:character-count="1240" meta:non-whitespace-character-count="1067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